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116cm" fo:min-width="9.025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3.43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65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6.358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9.0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4.326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909cm" fo:min-width="5.469cm"/>
      <style:paragraph-properties style:writing-mode="lr-tb"/>
    </style:style>
    <style:style style:name="gr11" style:family="graphic" style:parent-style-name="standard">
      <style:graphic-properties draw:stroke="none" draw:fill="none" fo:min-height="2.845cm"/>
      <style:paragraph-properties style:writing-mode="lr-tb"/>
    </style:style>
    <style:style style:name="gr12" style:family="graphic" style:parent-style-name="standard">
      <style:graphic-properties draw:stroke="none" draw:fill="none" fo:min-height="2.135cm"/>
      <style:paragraph-properties style:writing-mode="lr-tb"/>
    </style:style>
    <style:style style:name="gr13" style:family="graphic" style:parent-style-name="standard">
      <style:graphic-properties draw:stroke="none" draw:fill="none" fo:min-height="5.689cm"/>
      <style:paragraph-properties style:writing-mode="lr-tb"/>
    </style:style>
    <style:style style:name="gr14" style:family="graphic" style:parent-style-name="standard">
      <style:graphic-properties draw:stroke="none" draw:fill="none" fo:min-height="2.49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68cm" fo:min-width="2.55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909cm" fo:min-width="3.056cm"/>
      <style:paragraph-properties style:writing-mode="lr-tb"/>
    </style:style>
    <style:style style:name="gr17" style:family="graphic" style:parent-style-name="standard">
      <style:graphic-properties draw:fill-color="#00a933" draw:textarea-horizontal-align="justify" draw:textarea-vertical-align="middle" draw:auto-grow-height="false" fo:min-height="1.368cm" fo:min-width="2.554cm"/>
      <style:paragraph-properties style:writing-mode="lr-tb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1.368cm" fo:min-width="2.554cm"/>
      <style:paragraph-properties style:writing-mode="lr-tb"/>
    </style:style>
    <style:style style:name="gr19" style:family="graphic" style:parent-style-name="standard">
      <style:graphic-properties draw:fill-color="#ff4000" draw:textarea-horizontal-align="justify" draw:textarea-vertical-align="middle" draw:auto-grow-height="false" fo:min-height="1.368cm" fo:min-width="2.554cm"/>
      <style:paragraph-properties style:writing-mode="lr-tb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1.909cm" fo:min-width="9.914cm"/>
      <style:paragraph-properties style:writing-mode="lr-tb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2.925cm" fo:min-width="25.535cm"/>
      <style:paragraph-properties style:writing-mode="lr-tb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1.909cm" fo:min-width="3.056cm"/>
      <style:paragraph-properties style:writing-mode="lr-tb"/>
    </style:style>
    <style:style style:name="gr23" style:family="graphic" style:parent-style-name="standard">
      <style:graphic-properties draw:stroke="solid" svg:stroke-color="#3465a4" draw:fill="solid" draw:fill-color="#ffff00" draw:textarea-horizontal-align="justify" draw:textarea-vertical-align="middle" draw:auto-grow-height="false" draw:auto-grow-width="false" fo:min-height="1.909cm" fo:min-width="9.914cm"/>
      <style:paragraph-properties style:writing-mode="lr-tb"/>
    </style:style>
    <style:style style:name="gr24" style:family="graphic" style:parent-style-name="standard">
      <style:graphic-properties draw:fill-color="#006400" draw:textarea-horizontal-align="justify" draw:textarea-vertical-align="middle" draw:auto-grow-height="false" fo:min-height="1.528cm" fo:min-width="2.8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00a933"/>
      <style:paragraph-properties fo:text-align="center" style:writing-mode="lr-tb"/>
    </style:style>
    <style:style style:name="P7" style:family="paragraph">
      <style:paragraph-properties fo:margin-left="0cm" fo:margin-right="0cm" fo:text-align="center" fo:text-indent="0cm" style:writing-mode="lr-tb"/>
    </style:style>
    <style:style style:name="P8" style:family="paragraph">
      <loext:graphic-properties draw:fill-color="#ffff00"/>
      <style:paragraph-properties fo:margin-left="0cm" fo:margin-right="0cm" fo:text-align="center" fo:text-indent="0cm" style:writing-mode="lr-tb"/>
    </style:style>
    <style:style style:name="P9" style:family="paragraph">
      <loext:graphic-properties draw:fill-color="#ffff00"/>
      <style:paragraph-properties fo:text-align="center" style:writing-mode="lr-tb"/>
    </style:style>
    <style:style style:name="P10" style:family="paragraph">
      <loext:graphic-properties draw:fill-color="#ff4000"/>
      <style:paragraph-properties fo:text-align="center" style:writing-mode="lr-tb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solid" draw:fill-color="#ffff00"/>
      <style:paragraph-properties fo:text-align="center" style:writing-mode="lr-tb"/>
    </style:style>
    <style:style style:name="P13" style:family="paragraph">
      <loext:graphic-properties draw:fill-color="#006400"/>
      <style:paragraph-properties fo:text-align="center" style:writing-mode="lr-tb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7.366cm" svg:x="5.572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37cm" svg:height="1.016cm" svg:x="6.588cm" svg:y="6.08cm">
          <text:p text:style-name="P2">Arduino cor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59cm" svg:height="1.016cm" svg:x="1.889cm" svg:y="7.604cm">
          <text:p text:style-name="P2">usuario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048cm" svg:y1="8.112cm" svg:x2="5.572cm" svg:y2="8.112cm">
          <text:p/>
        </draw:line>
        <draw:custom-shape draw:style-name="gr3" draw:text-style-name="P2" draw:layer="layout" svg:width="2.159cm" svg:height="1.016cm" svg:x="16.24cm" svg:y="7.477cm">
          <text:p text:style-name="P2">mo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7.366cm" svg:x="6.207cm" svg:y="16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858cm" svg:height="0.762cm" svg:x="7.604cm" svg:y="15.732cm">
          <text:p text:style-name="P2">Arduino Motor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928cm" svg:height="0.963cm" svg:x="7.096cm" svg:y="17.51cm">
          <draw:text-box>
            <text:p>pinMode</text:p>
          </draw:text-box>
        </draw:frame>
        <draw:frame draw:style-name="gr6" draw:text-style-name="P4" draw:layer="layout" svg:width="3.529cm" svg:height="0.963cm" svg:x="7.123cm" svg:y="18.907cm">
          <draw:text-box>
            <text:p>Serial.print</text:p>
          </draw:text-box>
        </draw:frame>
        <draw:frame draw:style-name="gr6" draw:text-style-name="P4" draw:layer="layout" svg:width="3.622cm" svg:height="0.963cm" svg:x="7.223cm" svg:y="20.357cm">
          <draw:text-box>
            <text:p>digitalWrite</text:p>
          </draw:text-box>
        </draw:frame>
        <draw:frame draw:style-name="gr6" draw:text-style-name="P4" draw:layer="layout" svg:width="3.868cm" svg:height="0.963cm" svg:x="7.165cm" svg:y="21.574cm">
          <draw:text-box>
            <text:p>analogWrite</text:p>
          </draw:text-box>
        </draw:frame>
        <draw:custom-shape draw:style-name="gr2" draw:text-style-name="P2" draw:layer="layout" svg:width="3.937cm" svg:height="1.016cm" svg:x="7.604cm" svg:y="8.366cm">
          <text:p text:style-name="P2">microRo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716cm" svg:y1="8.112cm" svg:x2="16.24cm" svg:y2="8.112cm">
          <text:p/>
        </draw:line>
        <draw:custom-shape draw:style-name="gr5" draw:text-style-name="P2" draw:layer="layout" svg:width="6.858cm" svg:height="0.762cm" svg:x="8.112cm" svg:y="10.525cm">
          <text:p text:style-name="P2">Arduino Moto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2" draw:layer="layout" svg:width="9.525cm" svg:height="2.286cm" svg:x="5.318cm" svg:y="5.318cm">
          <text:p text:style-name="P2">microRo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525cm" svg:height="2.286cm" svg:x="5.445cm" svg:y="1.254cm">
          <text:p text:style-name="P2">Arduino Cor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826cm" svg:height="2.286cm" svg:x="1.127cm" svg:y="9.636cm">
          <text:p text:style-name="P2">Moto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826cm" svg:height="2.286cm" svg:x="1cm" svg:y="13.7cm">
          <text:p text:style-name="P2">Control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826cm" svg:height="2.286cm" svg:x="7.477cm" svg:y="9.763cm">
          <text:p text:style-name="P2">Ultrassonico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826cm" svg:height="2.286cm" svg:x="13.573cm" svg:y="9.763cm">
          <text:p text:style-name="P2">Encod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144cm" svg:y1="3.667cm" svg:x2="10.144cm" svg:y2="5.191cm">
          <text:p/>
        </draw:line>
        <draw:line draw:style-name="gr4" draw:text-style-name="P3" draw:layer="layout" svg:x1="3.54cm" svg:y1="12.176cm" svg:x2="3.54cm" svg:y2="13.7cm">
          <text:p/>
        </draw:line>
        <draw:line draw:style-name="gr9" draw:text-style-name="P3" draw:layer="layout" svg:x1="10.044cm" svg:y1="7.677cm" svg:x2="10.044cm" svg:y2="9.074cm">
          <text:p/>
        </draw:line>
        <draw:line draw:style-name="gr9" draw:text-style-name="P3" draw:layer="layout" svg:x1="10.017cm" svg:y1="9.001cm" svg:x2="3.667cm" svg:y2="9.001cm">
          <text:p/>
        </draw:line>
        <draw:line draw:style-name="gr9" draw:text-style-name="P3" draw:layer="layout" svg:x1="16.321cm" svg:y1="9.001cm" svg:x2="9.971cm" svg:y2="9.001cm">
          <text:p/>
        </draw:line>
        <draw:line draw:style-name="gr4" draw:text-style-name="P3" draw:layer="layout" svg:x1="10.017cm" svg:y1="9.001cm" svg:x2="10.017cm" svg:y2="9.763cm">
          <text:p/>
        </draw:line>
        <draw:line draw:style-name="gr4" draw:text-style-name="P3" draw:layer="layout" svg:x1="16.24cm" svg:y1="9.001cm" svg:x2="16.24cm" svg:y2="9.763cm">
          <text:p/>
        </draw:line>
        <draw:line draw:style-name="gr4" draw:text-style-name="P3" draw:layer="layout" svg:x1="3.667cm" svg:y1="8.974cm" svg:x2="3.667cm" svg:y2="9.736cm">
          <text:p/>
        </draw:line>
      </draw:page>
      <draw:page draw:name="page3" draw:style-name="dp1" draw:master-page-name="Default">
        <draw:custom-shape draw:style-name="gr10" draw:text-style-name="P2" draw:layer="layout" svg:width="5.969cm" svg:height="2.159cm" svg:x="1.508cm" svg:y="3.794cm">
          <text:p text:style-name="P2">Requisitos</text:p>
          <text:p text:style-name="P2">especificações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969cm" svg:height="2.159cm" svg:x="1.508cm" svg:y="10.525cm">
          <text:p text:style-name="P2">Restriçõe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429cm" svg:y1="5.98cm" svg:x2="4.429cm" svg:y2="10.144cm">
          <text:p/>
        </draw:line>
        <draw:frame draw:style-name="gr11" draw:text-style-name="P4" draw:layer="layout" svg:width="12.7cm" svg:height="3.095cm" svg:x="7.985cm" svg:y="4.048cm">
          <draw:text-box>
            <text:p>requisito é um parâmetro específico que </text:p>
            <text:p>o sistema deve satisfazer. São escritos de forma geral, em uma lista de especificações detalhadas</text:p>
          </draw:text-box>
        </draw:frame>
        <draw:frame draw:style-name="gr12" draw:text-style-name="P4" draw:layer="layout" svg:width="20.505cm" svg:height="2.385cm" svg:x="1cm" svg:y="-0.242cm">
          <draw:text-box>
            <text:p>Fonte: Valvano, Jonathan W - Embedded systems_ introduction to ARM® Cortex(TM)-M microcontrollers. 1-CreateSpace Independent Publishing Platform (2014)</text:p>
          </draw:text-box>
        </draw:frame>
        <draw:frame draw:style-name="gr13" draw:text-style-name="P4" draw:layer="layout" svg:width="14.264cm" svg:height="5.939cm" svg:x="7.604cm" svg:y="9.636cm">
          <draw:text-box>
            <text:p>O sistema pode ser restringido a</text:p>
            <text:p>fatores como custo, segurança, compatibilidade com outros produtos, uso de eletrônicos específicos e</text:p>
            <text:p>partes mecânicas como outros dispositivos, interfaces com outros instrumentos e equipamentos de teste, e</text:p>
            <text:p>cronograma de desenvolvimento.</text:p>
          </draw:text-box>
        </draw:frame>
        <draw:frame draw:style-name="gr14" draw:text-style-name="P4" draw:layer="layout" svg:width="19.812cm" svg:height="2.741cm" svg:x="3.54cm" svg:y="15.859cm">
          <draw:text-box>
            <text:p>Segurança, Precisão, resolução, tempo de resposta, largura de banda, manutenibilidade, testabilidade, compatibilidade, custo, tempo de montagem</text:p>
          </draw:text-box>
        </draw:frame>
      </draw:page>
      <draw:page draw:name="page4" draw:style-name="dp1" draw:master-page-name="Default">
        <draw:custom-shape draw:style-name="gr15" draw:text-style-name="P2" draw:layer="layout" svg:width="4.318cm" svg:height="2.286cm" svg:x="8.621cm" svg:y="3.032cm">
          <text:p text:style-name="P2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4.318cm" svg:height="2.286cm" svg:x="1.762cm" svg:y="6.969cm">
          <text:p text:style-name="P2">RO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4.318cm" svg:height="2.286cm" svg:x="8.747cm" svg:y="7.477cm">
          <text:p text:style-name="P2">Motor 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78cm" svg:y1="5.445cm" svg:x2="4.302cm" svg:y2="6.842cm">
          <text:p/>
        </draw:line>
        <draw:custom-shape draw:style-name="gr16" draw:text-style-name="P2" draw:layer="layout" svg:width="3.556cm" svg:height="2.159cm" svg:x="9.382cm" svg:y="11.287cm">
          <text:p text:style-name="P2">moto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033cm" svg:y1="9.763cm" svg:x2="11.033cm" svg:y2="11.16cm">
          <text:p/>
        </draw:line>
        <draw:line draw:style-name="gr4" draw:text-style-name="P3" draw:layer="layout" svg:x1="10.781cm" svg:y1="5.471cm" svg:x2="10.906cm" svg:y2="7.096cm">
          <text:p/>
        </draw:line>
        <draw:line draw:style-name="gr4" draw:text-style-name="P3" draw:layer="layout" svg:x1="10.81cm" svg:y1="5.471cm" svg:x2="15.986cm" svg:y2="7.223cm">
          <text:p/>
        </draw:line>
        <draw:custom-shape draw:style-name="gr15" draw:text-style-name="P2" draw:layer="layout" svg:width="4.318cm" svg:height="2.286cm" svg:x="14.462cm" svg:y="7.35cm">
          <text:p text:style-name="P2">Robot </text:p>
          <text:p text:style-name="P2">hardware </text:p>
          <text:p text:style-name="P2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4.318cm" svg:height="2.286cm" svg:x="17.256cm" svg:y="3.032cm">
          <text:p text:style-name="P2">Ultrassom</text:p>
          <text:p text:style-name="P5">Dr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969cm" svg:y1="4.201cm" svg:x2="17.129cm" svg:y2="4.302cm">
          <text:p/>
        </draw:line>
        <draw:custom-shape draw:style-name="gr15" draw:text-style-name="P2" draw:layer="layout" svg:width="4.318cm" svg:height="2.286cm" svg:x="0.492cm" svg:y="2.778cm">
          <text:p text:style-name="P2">Encoder</text:p>
          <text:p text:style-name="P2">Dr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493cm" svg:y1="4.048cm" svg:x2="4.81cm" svg:y2="4.048cm">
          <text:p/>
        </draw:line>
        <draw:custom-shape draw:style-name="gr16" draw:text-style-name="P2" draw:layer="layout" svg:width="3.556cm" svg:height="2.159cm" svg:x="2.143cm" svg:y="11.16cm">
          <text:p text:style-name="P2">Serial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794cm" svg:y1="9.382cm" svg:x2="3.794cm" svg:y2="11.033cm">
          <text:p/>
        </draw:line>
        <draw:custom-shape draw:style-name="gr16" draw:text-style-name="P2" draw:layer="layout" svg:width="3.556cm" svg:height="2.159cm" svg:x="-4.334cm" svg:y="2.778cm">
          <text:p text:style-name="P2">encod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0.619cm" svg:y1="3.921cm" svg:x2="-0.778cm" svg:y2="3.921cm">
          <text:p/>
        </draw:line>
        <draw:custom-shape draw:style-name="gr16" draw:text-style-name="P2" draw:layer="layout" svg:width="3.556cm" svg:height="2.159cm" svg:x="23.479cm" svg:y="3.159cm">
          <text:p text:style-name="P2">ultrassom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574cm" svg:y1="4.302cm" svg:x2="23.479cm" svg:y2="4.302cm">
          <text:p/>
        </draw:line>
      </draw:page>
      <draw:page draw:name="page5" draw:style-name="dp1" draw:master-page-name="Default">
        <draw:custom-shape draw:style-name="gr15" draw:text-style-name="P2" draw:layer="layout" svg:width="4.318cm" svg:height="2.286cm" svg:x="8.621cm" svg:y="3.032cm">
          <text:p text:style-name="P2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4.318cm" svg:height="2.286cm" svg:x="7.986cm" svg:y="7.604cm">
          <text:p text:style-name="P2">microR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4.318cm" svg:height="2.286cm" svg:x="20cm" svg:y="10.017cm">
          <text:p text:style-name="P7"><text:span text:style-name="T1">Motor</text:span></text:p>
          <text:p text:style-name="P7"><text:span text:style-name="T1">R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4.318cm" svg:height="2.286cm" svg:x="20.127cm" svg:y="14.843cm">
          <text:p text:style-name="P7"><text:span text:style-name="T1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78cm" svg:y1="5.445cm" svg:x2="10.272cm" svg:y2="7.477cm">
          <text:p/>
        </draw:line>
        <draw:line draw:style-name="gr4" draw:text-style-name="P3" draw:layer="layout" svg:x1="22.032cm" svg:y1="12.303cm" svg:x2="22.159cm" svg:y2="14.716cm">
          <text:p/>
        </draw:line>
        <draw:custom-shape draw:style-name="gr17" draw:text-style-name="P6" draw:layer="layout" svg:width="3.556cm" svg:height="2.159cm" svg:x="20.889cm" svg:y="18.907cm">
          <text:p text:style-name="P7"><text:span text:style-name="T1">moto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2.413cm" svg:y1="17.256cm" svg:x2="22.413cm" svg:y2="18.653cm">
          <text:p/>
        </draw:line>
        <draw:line draw:style-name="gr4" draw:text-style-name="P3" draw:layer="layout" svg:x1="15.732cm" svg:y1="9.382cm" svg:x2="15.606cm" svg:y2="11.541cm">
          <text:p/>
        </draw:line>
        <draw:custom-shape draw:style-name="gr17" draw:text-style-name="P6" draw:layer="layout" svg:width="4.318cm" svg:height="2.286cm" svg:x="13.066cm" svg:y="11.541cm">
          <text:p text:style-name="P7"><text:span text:style-name="T1">Encoder</text:span></text:p>
          <text:p text:style-name="P7"><text:span text:style-name="T1">Dr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556cm" svg:height="2.159cm" svg:x="13.319cm" svg:y="15.605cm">
          <text:p text:style-name="P7"><text:span text:style-name="T1">moto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97cm" svg:y1="14.081cm" svg:x2="14.97cm" svg:y2="15.478cm">
          <text:p/>
        </draw:line>
        <draw:custom-shape draw:style-name="gr17" draw:text-style-name="P6" draw:layer="layout" svg:width="4.318cm" svg:height="2.286cm" svg:x="1.762cm" svg:y="11.668cm">
          <text:p text:style-name="P7"><text:span text:style-name="T1">Ultrassom</text:span></text:p>
          <text:p text:style-name="P7"><text:span text:style-name="T1">Dr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556cm" svg:height="2.159cm" svg:x="3.031cm" svg:y="15.478cm">
          <text:p text:style-name="P7"><text:span text:style-name="T1">ultrassom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301cm" svg:y1="14.208cm" svg:x2="4.301cm" svg:y2="15.605cm">
          <text:p/>
        </draw:line>
        <draw:line draw:style-name="gr4" draw:text-style-name="P3" draw:layer="layout" svg:x1="3.54cm" svg:y1="9.636cm" svg:x2="3.667cm" svg:y2="11.541cm">
          <text:p/>
        </draw:line>
        <draw:custom-shape draw:style-name="gr18" draw:text-style-name="P9" draw:layer="layout" svg:width="4.318cm" svg:height="2.286cm" svg:x="17.51cm" svg:y="2.905cm">
          <text:p text:style-name="P2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811cm" svg:y1="3.921cm" svg:x2="17.383cm" svg:y2="3.921cm">
          <text:p/>
        </draw:line>
        <draw:custom-shape draw:style-name="gr18" draw:text-style-name="P9" draw:layer="layout" svg:width="4.318cm" svg:height="2.286cm" svg:x="1.508cm" svg:y="7.223cm">
          <text:p text:style-name="P2">Ultrassom</text:p>
          <text:p text:style-name="P2">R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366cm" svg:y1="4.683cm" svg:x2="4.429cm" svg:y2="7.096cm">
          <text:p/>
        </draw:line>
        <draw:custom-shape draw:style-name="gr19" draw:text-style-name="P10" draw:layer="layout" svg:width="4.318cm" svg:height="2.286cm" svg:x="14.081cm" svg:y="7.223cm">
          <text:p text:style-name="P2">Encoder</text:p>
          <text:p text:style-name="P2">R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762cm" svg:y1="5.445cm" svg:x2="15.605cm" svg:y2="7.096cm">
          <text:p/>
        </draw:line>
        <draw:line draw:style-name="gr4" draw:text-style-name="P3" draw:layer="layout" svg:x1="6.08cm" svg:y1="8.366cm" svg:x2="7.985cm" svg:y2="8.493cm">
          <text:p/>
        </draw:line>
        <draw:line draw:style-name="gr4" draw:text-style-name="P3" draw:layer="layout" svg:x1="14.211cm" svg:y1="8.81cm" svg:x2="12.302cm" svg:y2="8.81cm">
          <text:p/>
        </draw:line>
        <draw:line draw:style-name="gr4" draw:text-style-name="P3" draw:layer="layout" svg:x1="13.065cm" svg:y1="4.683cm" svg:x2="22.463cm" svg:y2="9.636cm">
          <text:p/>
        </draw:line>
        <draw:custom-shape draw:style-name="gr17" draw:text-style-name="P6" draw:layer="layout" svg:width="4.318cm" svg:height="2.286cm" svg:x="27.162cm" svg:y="14.716cm">
          <text:p text:style-name="P7"><text:span text:style-name="T1">Mo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4.749cm" svg:y1="15.859cm" svg:x2="26.654cm" svg:y2="15.859cm">
          <text:p/>
        </draw:line>
        <draw:line draw:style-name="gr4" draw:text-style-name="P3" draw:layer="layout" svg:x1="20cm" svg:y1="10.906cm" svg:x2="11.845cm" svg:y2="9.636cm">
          <text:p/>
        </draw:line>
        <draw:custom-shape draw:style-name="gr18" draw:text-style-name="P9" draw:layer="layout" svg:width="4.318cm" svg:height="2.286cm" svg:x="8.239cm" svg:y="11.541cm">
          <text:p text:style-name="P2">Ros 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144cm" svg:y1="11.414cm" svg:x2="10.271cm" svg:y2="10.017cm">
          <text:p/>
        </draw:line>
        <draw:custom-shape draw:style-name="gr17" draw:text-style-name="P6" draw:layer="layout" svg:width="4.318cm" svg:height="2.286cm" svg:x="17.51cm" svg:y="-0.27cm">
          <text:p text:style-name="P2">Led debug r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4.318cm" svg:height="2.286cm" svg:x="17.51cm" svg:y="-3.572cm">
          <text:p text:style-name="P2">serial deb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811cm" svg:y1="3.921cm" svg:x2="17.637cm" svg:y2="1cm">
          <text:p/>
        </draw:line>
        <draw:line draw:style-name="gr4" draw:text-style-name="P3" draw:layer="layout" svg:x1="12.811cm" svg:y1="3.921cm" svg:x2="17.764cm" svg:y2="-2.048cm">
          <text:p/>
        </draw:line>
        <draw:custom-shape draw:style-name="gr20" draw:text-style-name="P9" draw:layer="layout" svg:width="10.414cm" svg:height="2.159cm" svg:x="1.381cm" svg:y="26.4cm">
          <text:p text:style-name="P2">Quanto tenho de memoria livre?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6.035cm" svg:height="3.175cm" svg:x="-0.524cm" svg:y="-8.906cm">
          <text:p text:style-name="P2">Controle/personalização dos modulos que se pretende utiliza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811cm" svg:y1="3.922cm" svg:x2="13.319cm" svg:y2="-5.477cm">
          <text:p/>
        </draw:line>
        <draw:custom-shape draw:style-name="gr22" draw:text-style-name="P9" draw:layer="layout" svg:width="3.556cm" svg:height="2.159cm" svg:x="8.239cm" svg:y="19.034cm">
          <text:p text:style-name="P2">Faroi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255cm" svg:y1="18.653cm" svg:x2="7.985cm" svg:y2="9.382cm">
          <text:p/>
        </draw:line>
        <draw:frame draw:style-name="gr23" draw:text-style-name="P12" draw:layer="layout" svg:width="13.062cm" svg:height="1.978cm" svg:x="1.273cm" svg:y="23.86cm">
          <draw:text-box>
            <text:p text:style-name="P11"><text:span text:style-name="T1">Avaliar uso de LCD (ou oled) com modulo I2C no robo</text:span></text:p>
          </draw:text-box>
        </draw:frame>
      </draw:page>
      <draw:page draw:name="page6" draw:style-name="dp1" draw:master-page-name="Default">
        <draw:custom-shape draw:style-name="gr19" draw:text-style-name="P10" draw:layer="layout" svg:width="4.318cm" svg:height="2.286cm" svg:x="5.064cm" svg:y="3.032cm">
          <text:p text:style-name="P2">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223cm" svg:y1="10.271cm" svg:x2="6.969cm" svg:y2="5.826cm">
          <text:p/>
        </draw:line>
        <draw:custom-shape draw:style-name="gr24" draw:text-style-name="P13" draw:layer="layout" svg:width="3.302cm" svg:height="1.778cm" svg:x="6.08cm" svg:y="10.525cm">
          <text:p text:style-name="P2">ras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0:37:08.739859292</meta:creation-date>
    <dc:date>2021-12-30T16:04:19.810383038</dc:date>
    <meta:editing-duration>PT6H23M33S</meta:editing-duration>
    <meta:editing-cycles>18</meta:editing-cycles>
    <meta:generator>LibreOffice/6.4.7.2$Linux_X86_64 LibreOffice_project/40$Build-2</meta:generator>
    <meta:document-statistic meta:object-count="97"/>
  </office:meta>
</office:document-meta>
</file>